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5in" loext:contextual-spacing="false" fo:text-align="center" style:justify-single-word="false"/>
      <style:text-properties fo:font-size="16pt" fo:font-weight="bold" officeooo:rsid="001ff177" officeooo:paragraph-rsid="001ff177" style:font-size-asian="16pt" style:font-weight-asian="bold" style:font-size-complex="16pt" style:font-weight-complex="bold"/>
    </style:style>
    <style:style style:name="P2" style:family="paragraph" style:parent-style-name="Standard" style:list-style-name="L1">
      <style:paragraph-properties fo:margin-top="0.1in" fo:margin-bottom="0.1in" loext:contextual-spacing="false" fo:text-align="start" style:justify-single-word="false"/>
      <style:text-properties fo:font-size="12pt" fo:font-weight="normal" officeooo:rsid="001ff177" officeooo:paragraph-rsid="001ff177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top="0.1in" fo:margin-bottom="0.1in" loext:contextual-spacing="false" fo:text-align="start" style:justify-single-word="false"/>
      <style:text-properties fo:font-size="12pt" fo:font-weight="normal" officeooo:rsid="00207771" officeooo:paragraph-rsid="00207771" style:font-size-asian="10.5pt" style:font-weight-asian="normal" style:font-size-complex="12pt" style:font-weight-complex="normal"/>
    </style:style>
    <style:style style:name="T1" style:family="text">
      <style:text-properties officeooo:rsid="0020777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O-64 Design Notes</text:p>
      <text:list xml:id="list1471120783" text:style-name="L1">
        <text:list-item>
          <text:p text:style-name="P2">File names</text:p>
          <text:list>
            <text:list-item>
              <text:p text:style-name="P2">cmd_*.c – Files that perform general processing of TECO commands.</text:p>
            </text:list-item>
            <text:list-item>
              <text:p text:style-name="P2">*_cmd.c – Files that perform <text:span text:style-name="T1">a </text:span>specific TECO command (e.g., er_cmd.c contains code for processing ER commands), <text:span text:style-name="T1">or perform multiple related TECO commands (e.g., yank_cmd.c contains code for processing commands that yank data into memory).</text:span></text:p>
            </text:list-item>
            <text:list-item>
              <text:p text:style-name="P2">*buf.c – Files that provide an interface for inserting, deleting, reading, and writing text in the edit buffer. Only one of these is used in any specific build.</text:p>
              <text:list>
                <text:list-item>
                  <text:p text:style-name="P2">gap_buf.c – Implements a gap buffer.</text:p>
                </text:list-item>
                <text:list-item>
                  <text:p text:style-name="P2">rope_buf.c – Implements a rope buffer.</text:p>
                </text:list-item>
              </text:list>
            </text:list-item>
            <text:list-item>
              <text:p text:style-name="P2">page_*.c – Files that provide an interface for paging forward (and possibly backward) through a file. Only one of these is used in any specific build.</text:p>
              <text:list>
                <text:list-item>
                  <text:p text:style-name="P2">page_file.c – Writes pages to output file, uses a temporary file to allow for backwards paging.</text:p>
                </text:list-item>
                <text:list-item>
                  <text:p text:style-name="P2">page_std.c – Writes pages to output file; no backwards paging implemented (classic TECO paging method).</text:p>
                </text:list-item>
                <text:list-item>
                  <text:p text:style-name="P2">page_vm.c – <text:span text:style-name="T1">Writes pages to output file only when file is closed; virtual memory is used to store pages, which allows for backwards paging.</text:span></text:p>
                </text:list-item>
              </text:list>
            </text:list-item>
            <text:list-item>
              <text:p text:style-name="P3">term_*.c – Files that process terminal input and output.</text:p>
            </text:list-item>
            <text:list-item>
              <text:p text:style-name="P3">*_sys.c – Files that provide interfaces to system-dependent features.</text:p>
            </text:list-item>
          </text:list>
        </text:list-item>
        <text:list-item>
          <text:p text:style-name="P2">Function name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7T08:55:16.890080475</meta:creation-date>
    <dc:date>2020-06-17T09:12:37.212150948</dc:date>
    <meta:editing-duration>PT4M20S</meta:editing-duration>
    <meta:editing-cycles>1</meta:editing-cycles>
    <meta:document-statistic meta:table-count="0" meta:image-count="0" meta:object-count="0" meta:page-count="1" meta:paragraph-count="14" meta:word-count="193" meta:character-count="1222" meta:non-whitespace-character-count="1037"/>
    <meta:generator>LibreOffice/6.3.5.2$Linux_X86_64 LibreOffice_project/30$Build-2</meta:generator>
  </office:meta>
</office:document-meta>
</file>